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8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string" calcext:value-type="string">
            <text:p>Ju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sh me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sh chick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ter mil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tural hone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sh fruits and vegetabl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s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s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ndi. Sindo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mp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dicial pap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ed boo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spap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gl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dlo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es and horn co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e gri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e m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c.; hoof m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n m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real grains hull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myra jagge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t - all typ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j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ldren's' pict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wing or colouring boo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an hai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cious Stone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packaged food item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otwear below Rs 5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e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immed milk powd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anded pane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ozen vegetabl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ic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izza brea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us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buda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erose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dicin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feboat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shew nu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shew nut in she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is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ce and snow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io g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sul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garbatt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it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stage or revenue stamp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mp-post mark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rst-day cover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frozen meat product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utte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he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ry fruits in packaged for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nimal fa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usag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ruit juic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huti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amkee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yurvedic medicin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oth powde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garbatt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louring book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icture book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mbrell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ewing machin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ellphon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etchup &amp; Sauc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ll diagnostic kits and reagent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xercise books and note book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poon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ork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adl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kimmer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ke server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ish kniv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ng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pectacl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rrectiv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aying card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hess boar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rom board and other board gam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idi Patt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iscuits (All catogories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lavoured refined suga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ornflak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astries and cak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eserved vegetabl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am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auc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oup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ce cream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nstant food mix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ineral wate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issu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nvelop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ampon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ote book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teel product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inted circuit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amer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peakers and monitor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Kajal pencil stick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eadgear and parts thereof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luminium foil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Weighing Machinery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inter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lectrical Transforme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CT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Optical Fibe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amboo furnitur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wimming pools and padding pool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urry past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ayonnaise and salad dressing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idi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hewing gum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olasse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hocolate not containing coco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waffles and wafers coated with choclat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an masal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erated wate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ain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eodorant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having cream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fter shav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air shampoo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y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unscree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wallpape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eramic tile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water heate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ishwashe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weighing machin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washing machin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TM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vending machine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vacuum cleane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haver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air clipper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utomobile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otorcycle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ircraft</text:p>
          </table:table-cell>
          <table:table-cell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09:40:27.918094095</meta:creation-date>
    <dc:date>2017-08-30T10:05:34.739138875</dc:date>
    <meta:editing-duration>PT9M56S</meta:editing-duration>
    <meta:editing-cycles>1</meta:editing-cycles>
    <meta:document-statistic meta:table-count="1" meta:cell-count="314" meta:object-count="0"/>
    <meta:generator>LibreOffice/4.2.8.2$Linux_X86_64 LibreOffice_project/420m0$Build-2</meta:generator>
  </office:meta>
</office:document-meta>
</file>